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Preformatted_20_Text" style:list-style-name="L1">
      <style:paragraph-properties fo:margin-top="0cm" fo:margin-bottom="0.499cm" loext:contextual-spacing="false"/>
    </style:style>
    <style:style style:name="P3" style:family="paragraph" style:parent-style-name="Preformatted_20_Text" style:list-style-name="L2">
      <style:paragraph-properties fo:margin-top="0cm" fo:margin-bottom="0.499cm" loext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www.linode.com/docs/guides/how-to-install-drush-on-debian-10/" text:style-name="Internet_20_link" text:visited-style-name="Visited_20_Internet_20_Link">https://www.linode.com/docs/guides/how-to-install-drush-on-debian-10/</text:a></text:p>
      <text:p text:style-name="Standard"/>
      <text:p text:style-name="P1"><text:span text:style-name="Source_20_Text">sudo apt-get install git</text:span></text:p>
      <text:h text:style-name="Heading_20_2" text:outline-level="2"><text:bookmark text:name="install-git--composer"/>Install Git &amp; Composer</text:h>
      <text:p text:style-name="Text_20_body">The developers of Drush recommend installing Drush using <text:a xlink:type="simple" xlink:href="https://getcomposer.org/doc/00-intro.md" office:target-frame-name="_blank" xlink:show="new" text:style-name="Internet_20_link" text:visited-style-name="Visited_20_Internet_20_Link">Composer</text:a>, a PHP dependency manager. Since the Drush project is hosted on <text:a xlink:type="simple" xlink:href="https://github.com/" office:target-frame-name="_blank" xlink:show="new" text:style-name="Internet_20_link" text:visited-style-name="Visited_20_Internet_20_Link">GitHub</text:a> and controlled with <text:a xlink:type="simple" xlink:href="https://www.linode.com/docs/development/version-control/how-to-configure-git/" text:style-name="Internet_20_link" text:visited-style-name="Visited_20_Internet_20_Link">Git</text:a>, you will also need to install Git. In this section, you will install both dependencies.</text:p>
      <text:list xml:id="list540826679" text:style-name="L1">
        <text:list-item>
          <text:p text:style-name="P4">Install Git:</text:p>
          <text:p text:style-name="P2"><text:span text:style-name="Source_20_Text">sudo apt-get install git</text:span></text:p>
        </text:list-item>
        <text:list-item>
          <text:p text:style-name="P4">Install Composer:</text:p>
          <text:p text:style-name="P2"><text:span text:style-name="Source_20_Text">curl -sS https://getcomposer.org/installer | php</text:span></text:p>
        </text:list-item>
        <text:list-item>
          <text:p text:style-name="P4">Move the composer.phar file to <text:span text:style-name="Source_20_Text">/usr/local/bin/</text:span>, so that it can be accessed from any directory:</text:p>
          <text:p text:style-name="P2"><text:span text:style-name="Source_20_Text">sudo mv composer.phar /usr/local/bin/composer</text:span></text:p>
        </text:list-item>
        <text:list-item>
          <text:p text:style-name="P4">Composer has a few PHP dependencies it needs in order to run. Install them on your Debian system:</text:p>
          <text:p text:style-name="P2"><text:span text:style-name="Source_20_Text"><text:s/>sudo apt install php-dom, php-zip, unzip, php-gd, php-mbstring</text:span></text:p>
        </text:list-item>
      </text:list>
      <text:h text:style-name="Heading_20_2" text:outline-level="2"><text:bookmark text:name="install-drush-globally"/>Install Drush Globally</text:h>
      <text:p text:style-name="Text_20_body">Composer is designed to install PHP dependencies on a per-project basis. The steps below will install a global Drush for all projects. If you want to install Drush for a specific system user, skip to the <text:a xlink:type="simple" xlink:href="https://www.linode.com/docs/guides/how-to-install-drush-on-debian-10/#install-drush-for-a-limited-user-account" text:style-name="Internet_20_link" text:visited-style-name="Visited_20_Internet_20_Link">Install Drush for a Limited User Account</text:a> section.</text:p>
      <text:list xml:id="list1316288133" text:style-name="L2">
        <text:list-item>
          <text:p text:style-name="P5">Create a symbolic link between Composer’s local bin directory, <text:span text:style-name="Source_20_Text">/usr/local/bin/composer</text:span>, and the system’s bin directory, <text:span text:style-name="Source_20_Text">/usr/bin/</text:span>:</text:p>
          <text:p text:style-name="P3"><text:span text:style-name="Source_20_Text">sudo ln -s /usr/local/bin/composer /usr/bin/composer</text:span></text:p>
        </text:list-item>
        <text:list-item>
          <text:p text:style-name="P5">Use Git to download - or <text:a xlink:type="simple" xlink:href="https://www.linode.com/docs/development/version-control/how-to-install-git-and-clone-a-github-repository/#clone-a-github-test-repository" text:style-name="Internet_20_link" text:visited-style-name="Visited_20_Internet_20_Link">clone</text:a> - the <text:a xlink:type="simple" xlink:href="https://github.com/drush-ops/drush" office:target-frame-name="_blank" xlink:show="new" text:style-name="Internet_20_link" text:visited-style-name="Visited_20_Internet_20_Link">GitHub Drush project</text:a> into a new directory, <text:span text:style-name="Source_20_Text">/usr/local/src/drush</text:span>:</text:p>
          <text:p text:style-name="P3"><text:span text:style-name="Source_20_Text">sudo git clone https://github.com/drush-ops/drush.git /usr/local/src/drush</text:span></text:p>
        </text:list-item>
        <text:list-item>
          <text:p text:style-name="P5">Update the ownership of your new Drush directory to be your limited user account:</text:p>
          <text:p text:style-name="P3"><text:span text:style-name="Source_20_Text"><text:s/>sudo chown example_user:example_user -R /usr/local/src/drush</text:span></text:p>
        </text:list-item>
        <text:list-item>
          <text:p text:style-name="P5">Change the working directory to your new Drush directory:</text:p>
          <text:p text:style-name="P3"><text:span text:style-name="Source_20_Text">cd /usr/local/src/drush</text:span></text:p>
        </text:list-item>
        <text:list-item>
          <text:p text:style-name="P5">Use Git to checkout the version of Drush that you wish to use. View the GitHub project’s <text:a xlink:type="simple" xlink:href="https://github.com/drush-ops/drush/releases" office:target-frame-name="_blank" xlink:show="new" text:style-name="Internet_20_link" text:visited-style-name="Visited_20_Internet_20_Link">releases page</text:a> to view all available versions.</text:p>
          <text:p text:style-name="P5"><text:soft-page-break/>For a different release, replace the version number, <text:span text:style-name="Source_20_Text">10.2.2</text:span>, in the following command:</text:p>
          <text:p text:style-name="P3"><text:span text:style-name="Source_20_Text">sudo git checkout 10.2.2</text:span></text:p>
        </text:list-item>
        <text:list-item>
          <text:p text:style-name="P5">Create a symbolic link between the Drush directory in <text:span text:style-name="Source_20_Text">/usr/local/src</text:span> to <text:span text:style-name="Source_20_Text">/usr/bin</text:span>, so that the Drush command can be called from any directory:</text:p>
          <text:p text:style-name="P3"><text:span text:style-name="Source_20_Text">sudo ln -s /usr/local/src/drush/drush /usr/bin/drush</text:span></text:p>
        </text:list-item>
        <text:list-item>
          <text:p text:style-name="P5">Now, run the Composer install command:</text:p>
          <text:p text:style-name="P3"><text:span text:style-name="Source_20_Text">composer install</text:span></text:p>
        </text:list-item>
        <text:list-item>
          <text:p text:style-name="P3"><text:span text:style-name="Source_20_Text">sudo composer update</text:span></text:p>
        </text:list-item>
        <text:list-item>
          <text:p text:style-name="P3"><text:span text:style-name="Source_20_Text">sudo composer install</text:span></text:p>
        </text:list-item>
        <text:list-item>
          <text:p text:style-name="P5">Drush has now been installed for all users on your Linode. To verify the installation, check Drush’s version number.</text:p>
          <text:p text:style-name="P3"><text:span text:style-name="Source_20_Text">drush --version</text:span></text:p>
          <text:p text:style-name="P5">You should see a similar output:</text:p>
          <text:p text:style-name="P3"><text:s text:c="2"/><text:span text:style-name="Source_20_Text">Drush Commandline Tool 10.2.2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5T13:36:21.105461483</meta:creation-date>
    <dc:date>2020-11-05T14:00:58.200503516</dc:date>
    <meta:editing-duration>PT14M27S</meta:editing-duration>
    <meta:editing-cycles>2</meta:editing-cycles>
    <meta:generator>LibreOffice/6.1.5.2$Linux_X86_64 LibreOffice_project/10$Build-2</meta:generator>
    <meta:document-statistic meta:table-count="0" meta:image-count="0" meta:object-count="0" meta:page-count="2" meta:paragraph-count="35" meta:word-count="356" meta:character-count="2373" meta:non-whitespace-character-count="2063"/>
  </office:meta>
</office:document-meta>
</file>